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000000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102cm" svg:stroke-color="#000000" draw:marker-start-width="0.153cm" draw:marker-end-width="0.153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051cm" svg:stroke-color="#000000" draw:marker-start-width="0.124cm" draw:marker-end-width="0.124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65cm" svg:height="6.365cm" svg:x="5.922cm" svg:y="11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5.829cm" svg:y1="11.362cm" svg:x2="8.075cm" svg:y2="9.116cm">
            <text:p/>
          </draw:line>
          <draw:line draw:style-name="gr3" draw:text-style-name="P1" draw:layer="layout" svg:x1="12.294cm" svg:y1="11.362cm" svg:x2="14.44cm" svg:y2="9.216cm">
            <text:p/>
          </draw:line>
          <draw:line draw:style-name="gr4" draw:text-style-name="P1" draw:layer="layout" svg:x1="8.075cm" svg:y1="9.116cm" svg:x2="14.44cm" svg:y2="9.116cm">
            <text:p/>
          </draw:line>
          <draw:line draw:style-name="gr3" draw:text-style-name="P1" draw:layer="layout" svg:x1="12.315cm" svg:y1="17.701cm" svg:x2="14.441cm" svg:y2="15.575cm">
            <text:p/>
          </draw:line>
          <draw:line draw:style-name="gr4" draw:text-style-name="P1" draw:layer="layout" svg:x1="14.44cm" svg:y1="9.116cm" svg:x2="14.44cm" svg:y2="15.708cm">
            <text:p/>
          </draw:line>
          <draw:line draw:style-name="gr5" draw:text-style-name="P1" draw:layer="layout" svg:x1="6.43cm" svg:y1="11.362cm" svg:x2="6.43cm" svg:y2="17.727cm">
            <text:p/>
          </draw:line>
          <draw:line draw:style-name="gr5" draw:text-style-name="P1" draw:layer="layout" svg:x1="7.02cm" svg:y1="11.362cm" svg:x2="7.02cm" svg:y2="17.727cm">
            <text:p/>
          </draw:line>
          <draw:line draw:style-name="gr5" draw:text-style-name="P1" draw:layer="layout" svg:x1="6.43cm" svg:y1="11.362cm" svg:x2="6.43cm" svg:y2="17.727cm">
            <text:p/>
          </draw:line>
          <draw:line draw:style-name="gr5" draw:text-style-name="P1" draw:layer="layout" svg:x1="9.378cm" svg:y1="11.362cm" svg:x2="9.378cm" svg:y2="17.727cm">
            <text:p/>
          </draw:line>
          <draw:line draw:style-name="gr5" draw:text-style-name="P1" draw:layer="layout" svg:x1="8.789cm" svg:y1="11.362cm" svg:x2="8.789cm" svg:y2="17.727cm">
            <text:p/>
          </draw:line>
          <draw:line draw:style-name="gr5" draw:text-style-name="P1" draw:layer="layout" svg:x1="8.199cm" svg:y1="11.362cm" svg:x2="8.199cm" svg:y2="17.727cm">
            <text:p/>
          </draw:line>
          <draw:line draw:style-name="gr5" draw:text-style-name="P1" draw:layer="layout" svg:x1="7.61cm" svg:y1="11.362cm" svg:x2="7.61cm" svg:y2="17.727cm">
            <text:p/>
          </draw:line>
          <draw:line draw:style-name="gr5" draw:text-style-name="P1" draw:layer="layout" svg:x1="10.005cm" svg:y1="11.399cm" svg:x2="10.005cm" svg:y2="17.764cm">
            <text:p/>
          </draw:line>
          <draw:line draw:style-name="gr5" draw:text-style-name="P1" draw:layer="layout" svg:x1="10.594cm" svg:y1="11.399cm" svg:x2="10.594cm" svg:y2="17.764cm">
            <text:p/>
          </draw:line>
          <draw:line draw:style-name="gr5" draw:text-style-name="P1" draw:layer="layout" svg:x1="11.774cm" svg:y1="11.399cm" svg:x2="11.774cm" svg:y2="17.764cm">
            <text:p/>
          </draw:line>
          <draw:line draw:style-name="gr5" draw:text-style-name="P1" draw:layer="layout" svg:x1="11.184cm" svg:y1="11.399cm" svg:x2="11.184cm" svg:y2="17.764cm">
            <text:p/>
          </draw:line>
          <draw:line draw:style-name="gr6" draw:text-style-name="P1" draw:layer="layout" svg:x1="6.419cm" svg:y1="11.362cm" svg:x2="8.665cm" svg:y2="9.116cm">
            <text:p/>
          </draw:line>
          <draw:line draw:style-name="gr6" draw:text-style-name="P1" draw:layer="layout" svg:x1="7.008cm" svg:y1="11.362cm" svg:x2="9.254cm" svg:y2="9.116cm">
            <text:p/>
          </draw:line>
          <draw:line draw:style-name="gr6" draw:text-style-name="P1" draw:layer="layout" svg:x1="7.598cm" svg:y1="11.362cm" svg:x2="9.844cm" svg:y2="9.116cm">
            <text:p/>
          </draw:line>
          <draw:line draw:style-name="gr6" draw:text-style-name="P1" draw:layer="layout" svg:x1="8.187cm" svg:y1="11.362cm" svg:x2="10.433cm" svg:y2="9.116cm">
            <text:p/>
          </draw:line>
          <draw:line draw:style-name="gr6" draw:text-style-name="P1" draw:layer="layout" svg:x1="8.777cm" svg:y1="11.362cm" svg:x2="11.023cm" svg:y2="9.116cm">
            <text:p/>
          </draw:line>
          <draw:line draw:style-name="gr6" draw:text-style-name="P1" draw:layer="layout" svg:x1="8.187cm" svg:y1="11.362cm" svg:x2="10.433cm" svg:y2="9.116cm">
            <text:p/>
          </draw:line>
          <draw:line draw:style-name="gr6" draw:text-style-name="P1" draw:layer="layout" svg:x1="9.956cm" svg:y1="11.362cm" svg:x2="12.202cm" svg:y2="9.116cm">
            <text:p/>
          </draw:line>
          <draw:line draw:style-name="gr6" draw:text-style-name="P1" draw:layer="layout" svg:x1="10.546cm" svg:y1="11.362cm" svg:x2="12.792cm" svg:y2="9.116cm">
            <text:p/>
          </draw:line>
          <draw:line draw:style-name="gr6" draw:text-style-name="P1" draw:layer="layout" svg:x1="11.135cm" svg:y1="11.362cm" svg:x2="13.381cm" svg:y2="9.116cm">
            <text:p/>
          </draw:line>
          <draw:line draw:style-name="gr6" draw:text-style-name="P1" draw:layer="layout" svg:x1="11.725cm" svg:y1="11.362cm" svg:x2="13.971cm" svg:y2="9.116cm">
            <text:p/>
          </draw:line>
          <draw:line draw:style-name="gr5" draw:text-style-name="P1" draw:layer="layout" svg:x1="12.658cm" svg:y1="10.957cm" svg:x2="12.658cm" svg:y2="17.322cm">
            <text:p/>
          </draw:line>
          <draw:line draw:style-name="gr5" draw:text-style-name="P1" draw:layer="layout" svg:x1="13.1cm" svg:y1="10.515cm" svg:x2="13.1cm" svg:y2="16.88cm">
            <text:p/>
          </draw:line>
          <draw:line draw:style-name="gr5" draw:text-style-name="P1" draw:layer="layout" svg:x1="13.542cm" svg:y1="10.073cm" svg:x2="13.542cm" svg:y2="16.438cm">
            <text:p/>
          </draw:line>
          <draw:line draw:style-name="gr5" draw:text-style-name="P1" draw:layer="layout" svg:x1="13.985cm" svg:y1="9.63cm" svg:x2="13.985cm" svg:y2="15.995cm">
            <text:p/>
          </draw:line>
          <draw:line draw:style-name="gr4" draw:text-style-name="P1" draw:layer="layout" svg:x1="13.542cm" svg:y1="10.073cm" svg:x2="13.542cm" svg:y2="16.438cm">
            <text:p/>
          </draw:line>
          <draw:line draw:style-name="gr5" draw:text-style-name="P1" draw:layer="layout" svg:x1="7.659cm" svg:y1="9.548cm" svg:x2="14.178cm" svg:y2="9.548cm">
            <text:p/>
          </draw:line>
          <draw:line draw:style-name="gr5" draw:text-style-name="P1" draw:layer="layout" svg:x1="7.206cm" svg:y1="10.001cm" svg:x2="13.725cm" svg:y2="10.001cm">
            <text:p/>
          </draw:line>
          <draw:line draw:style-name="gr5" draw:text-style-name="P1" draw:layer="layout" svg:x1="6.753cm" svg:y1="10.454cm" svg:x2="13.272cm" svg:y2="10.454cm">
            <text:p/>
          </draw:line>
          <draw:line draw:style-name="gr5" draw:text-style-name="P1" draw:layer="layout" svg:x1="6.309cm" svg:y1="10.885cm" svg:x2="12.755cm" svg:y2="10.885cm">
            <text:p/>
          </draw:line>
          <draw:line draw:style-name="gr5" draw:text-style-name="P1" draw:layer="layout" svg:x1="5.912cm" svg:y1="11.917cm" svg:x2="12.277cm" svg:y2="11.917cm">
            <text:p/>
          </draw:line>
          <draw:line draw:style-name="gr5" draw:text-style-name="P1" draw:layer="layout" svg:x1="5.912cm" svg:y1="12.506cm" svg:x2="12.277cm" svg:y2="12.506cm">
            <text:p/>
          </draw:line>
          <draw:line draw:style-name="gr5" draw:text-style-name="P1" draw:layer="layout" svg:x1="5.912cm" svg:y1="13.096cm" svg:x2="12.277cm" svg:y2="13.096cm">
            <text:p/>
          </draw:line>
          <draw:line draw:style-name="gr5" draw:text-style-name="P1" draw:layer="layout" svg:x1="5.912cm" svg:y1="13.685cm" svg:x2="12.277cm" svg:y2="13.685cm">
            <text:p/>
          </draw:line>
          <draw:line draw:style-name="gr5" draw:text-style-name="P1" draw:layer="layout" svg:x1="5.912cm" svg:y1="14.275cm" svg:x2="12.277cm" svg:y2="14.275cm">
            <text:p/>
          </draw:line>
          <draw:line draw:style-name="gr5" draw:text-style-name="P1" draw:layer="layout" svg:x1="5.912cm" svg:y1="14.865cm" svg:x2="12.277cm" svg:y2="14.865cm">
            <text:p/>
          </draw:line>
          <draw:line draw:style-name="gr5" draw:text-style-name="P1" draw:layer="layout" svg:x1="5.912cm" svg:y1="15.454cm" svg:x2="12.277cm" svg:y2="15.454cm">
            <text:p/>
          </draw:line>
          <draw:line draw:style-name="gr5" draw:text-style-name="P1" draw:layer="layout" svg:x1="5.912cm" svg:y1="16.044cm" svg:x2="12.277cm" svg:y2="16.044cm">
            <text:p/>
          </draw:line>
          <draw:line draw:style-name="gr5" draw:text-style-name="P1" draw:layer="layout" svg:x1="5.912cm" svg:y1="16.633cm" svg:x2="12.277cm" svg:y2="16.633cm">
            <text:p/>
          </draw:line>
          <draw:line draw:style-name="gr5" draw:text-style-name="P1" draw:layer="layout" svg:x1="5.912cm" svg:y1="17.223cm" svg:x2="12.277cm" svg:y2="17.223cm">
            <text:p/>
          </draw:line>
          <draw:line draw:style-name="gr5" draw:text-style-name="P1" draw:layer="layout" svg:x1="5.912cm" svg:y1="16.633cm" svg:x2="12.277cm" svg:y2="16.633cm">
            <text:p/>
          </draw:line>
          <draw:line draw:style-name="gr7" draw:text-style-name="P1" draw:layer="layout" svg:x1="12.341cm" svg:y1="11.964cm" svg:x2="14.44cm" svg:y2="9.865cm">
            <text:p/>
          </draw:line>
          <draw:line draw:style-name="gr7" draw:text-style-name="P1" draw:layer="layout" svg:x1="12.341cm" svg:y1="12.553cm" svg:x2="14.44cm" svg:y2="10.454cm">
            <text:p/>
          </draw:line>
          <draw:line draw:style-name="gr7" draw:text-style-name="P1" draw:layer="layout" svg:x1="12.341cm" svg:y1="13.143cm" svg:x2="14.44cm" svg:y2="11.044cm">
            <text:p/>
          </draw:line>
          <draw:line draw:style-name="gr7" draw:text-style-name="P1" draw:layer="layout" svg:x1="12.341cm" svg:y1="13.733cm" svg:x2="14.44cm" svg:y2="11.634cm">
            <text:p/>
          </draw:line>
          <draw:line draw:style-name="gr7" draw:text-style-name="P1" draw:layer="layout" svg:x1="12.341cm" svg:y1="14.322cm" svg:x2="14.44cm" svg:y2="12.223cm">
            <text:p/>
          </draw:line>
          <draw:line draw:style-name="gr8" draw:text-style-name="P1" draw:layer="layout" svg:x1="12.341cm" svg:y1="14.612cm" svg:x2="14.44cm" svg:y2="12.513cm">
            <text:p/>
          </draw:line>
          <draw:line draw:style-name="gr7" draw:text-style-name="P1" draw:layer="layout" svg:x1="12.341cm" svg:y1="15.201cm" svg:x2="14.44cm" svg:y2="13.102cm">
            <text:p/>
          </draw:line>
          <draw:line draw:style-name="gr7" draw:text-style-name="P1" draw:layer="layout" svg:x1="12.341cm" svg:y1="15.791cm" svg:x2="14.44cm" svg:y2="13.692cm">
            <text:p/>
          </draw:line>
          <draw:line draw:style-name="gr7" draw:text-style-name="P1" draw:layer="layout" svg:x1="12.341cm" svg:y1="16.581cm" svg:x2="14.44cm" svg:y2="14.482cm">
            <text:p/>
          </draw:line>
          <draw:line draw:style-name="gr7" draw:text-style-name="P1" draw:layer="layout" svg:x1="12.341cm" svg:y1="17.17cm" svg:x2="14.44cm" svg:y2="15.071cm">
            <text:p/>
          </draw:line>
          <draw:line draw:style-name="gr7" draw:text-style-name="P1" draw:layer="layout" svg:x1="12.341cm" svg:y1="16.281cm" svg:x2="14.44cm" svg:y2="14.182cm">
            <text:p/>
          </draw:line>
          <draw:line draw:style-name="gr5" draw:text-style-name="P1" draw:layer="layout" svg:x1="5.913cm" svg:y1="12.217cm" svg:x2="12.278cm" svg:y2="12.217cm">
            <text:p/>
          </draw:line>
          <draw:line draw:style-name="gr5" draw:text-style-name="P1" draw:layer="layout" svg:x1="5.913cm" svg:y1="12.806cm" svg:x2="12.278cm" svg:y2="12.806cm">
            <text:p/>
          </draw:line>
          <draw:line draw:style-name="gr5" draw:text-style-name="P1" draw:layer="layout" svg:x1="5.913cm" svg:y1="13.396cm" svg:x2="12.278cm" svg:y2="13.396cm">
            <text:p/>
          </draw:line>
          <draw:line draw:style-name="gr5" draw:text-style-name="P1" draw:layer="layout" svg:x1="5.913cm" svg:y1="13.985cm" svg:x2="12.278cm" svg:y2="13.985cm">
            <text:p/>
          </draw:line>
          <draw:line draw:style-name="gr4" draw:text-style-name="P1" draw:layer="layout" svg:x1="5.913cm" svg:y1="14.575cm" svg:x2="12.278cm" svg:y2="14.575cm">
            <text:p/>
          </draw:line>
          <draw:line draw:style-name="gr5" draw:text-style-name="P1" draw:layer="layout" svg:x1="5.913cm" svg:y1="15.165cm" svg:x2="12.278cm" svg:y2="15.165cm">
            <text:p/>
          </draw:line>
          <draw:line draw:style-name="gr5" draw:text-style-name="P1" draw:layer="layout" svg:x1="5.913cm" svg:y1="15.754cm" svg:x2="12.278cm" svg:y2="15.754cm">
            <text:p/>
          </draw:line>
          <draw:line draw:style-name="gr5" draw:text-style-name="P1" draw:layer="layout" svg:x1="5.913cm" svg:y1="16.344cm" svg:x2="12.278cm" svg:y2="16.344cm">
            <text:p/>
          </draw:line>
          <draw:line draw:style-name="gr5" draw:text-style-name="P1" draw:layer="layout" svg:x1="5.913cm" svg:y1="16.933cm" svg:x2="12.278cm" svg:y2="16.933cm">
            <text:p/>
          </draw:line>
          <draw:line draw:style-name="gr5" draw:text-style-name="P1" draw:layer="layout" svg:x1="5.913cm" svg:y1="17.523cm" svg:x2="12.278cm" svg:y2="17.523cm">
            <text:p/>
          </draw:line>
          <draw:line draw:style-name="gr5" draw:text-style-name="P1" draw:layer="layout" svg:x1="5.913cm" svg:y1="16.933cm" svg:x2="12.278cm" svg:y2="16.933cm">
            <text:p/>
          </draw:line>
          <draw:line draw:style-name="gr5" draw:text-style-name="P1" draw:layer="layout" svg:x1="5.913cm" svg:y1="11.617cm" svg:x2="12.278cm" svg:y2="11.617cm">
            <text:p/>
          </draw:line>
          <draw:line draw:style-name="gr5" draw:text-style-name="P1" draw:layer="layout" svg:x1="5.913cm" svg:y1="11.917cm" svg:x2="12.278cm" svg:y2="11.917cm">
            <text:p/>
          </draw:line>
          <draw:line draw:style-name="gr5" draw:text-style-name="P1" draw:layer="layout" svg:x1="6.13cm" svg:y1="11.362cm" svg:x2="6.13cm" svg:y2="17.727cm">
            <text:p/>
          </draw:line>
          <draw:line draw:style-name="gr5" draw:text-style-name="P1" draw:layer="layout" svg:x1="6.72cm" svg:y1="11.362cm" svg:x2="6.72cm" svg:y2="17.727cm">
            <text:p/>
          </draw:line>
          <draw:line draw:style-name="gr5" draw:text-style-name="P1" draw:layer="layout" svg:x1="6.13cm" svg:y1="11.362cm" svg:x2="6.13cm" svg:y2="17.727cm">
            <text:p/>
          </draw:line>
          <draw:line draw:style-name="gr4" draw:text-style-name="P1" draw:layer="layout" svg:x1="9.078cm" svg:y1="11.362cm" svg:x2="9.078cm" svg:y2="17.727cm">
            <text:p/>
          </draw:line>
          <draw:line draw:style-name="gr5" draw:text-style-name="P1" draw:layer="layout" svg:x1="8.489cm" svg:y1="11.362cm" svg:x2="8.489cm" svg:y2="17.727cm">
            <text:p/>
          </draw:line>
          <draw:line draw:style-name="gr5" draw:text-style-name="P1" draw:layer="layout" svg:x1="7.899cm" svg:y1="11.362cm" svg:x2="7.899cm" svg:y2="17.727cm">
            <text:p/>
          </draw:line>
          <draw:line draw:style-name="gr5" draw:text-style-name="P1" draw:layer="layout" svg:x1="7.31cm" svg:y1="11.362cm" svg:x2="7.31cm" svg:y2="17.727cm">
            <text:p/>
          </draw:line>
          <draw:line draw:style-name="gr5" draw:text-style-name="P1" draw:layer="layout" svg:x1="9.705cm" svg:y1="11.399cm" svg:x2="9.705cm" svg:y2="17.764cm">
            <text:p/>
          </draw:line>
          <draw:line draw:style-name="gr5" draw:text-style-name="P1" draw:layer="layout" svg:x1="10.294cm" svg:y1="11.399cm" svg:x2="10.294cm" svg:y2="17.764cm">
            <text:p/>
          </draw:line>
          <draw:line draw:style-name="gr5" draw:text-style-name="P1" draw:layer="layout" svg:x1="11.474cm" svg:y1="11.399cm" svg:x2="11.474cm" svg:y2="17.764cm">
            <text:p/>
          </draw:line>
          <draw:line draw:style-name="gr5" draw:text-style-name="P1" draw:layer="layout" svg:x1="10.884cm" svg:y1="11.399cm" svg:x2="10.884cm" svg:y2="17.764cm">
            <text:p/>
          </draw:line>
          <draw:line draw:style-name="gr5" draw:text-style-name="P1" draw:layer="layout" svg:x1="12.074cm" svg:y1="11.4cm" svg:x2="12.074cm" svg:y2="17.765cm">
            <text:p/>
          </draw:line>
          <draw:line draw:style-name="gr7" draw:text-style-name="P1" draw:layer="layout" svg:x1="12.342cm" svg:y1="14.853cm" svg:x2="14.441cm" svg:y2="12.754cm">
            <text:p/>
          </draw:line>
          <draw:line draw:style-name="gr7" draw:text-style-name="P1" draw:layer="layout" svg:x1="12.342cm" svg:y1="15.443cm" svg:x2="14.441cm" svg:y2="13.344cm">
            <text:p/>
          </draw:line>
          <draw:line draw:style-name="gr7" draw:text-style-name="P1" draw:layer="layout" svg:x1="12.342cm" svg:y1="16.033cm" svg:x2="14.441cm" svg:y2="13.934cm">
            <text:p/>
          </draw:line>
          <draw:line draw:style-name="gr7" draw:text-style-name="P1" draw:layer="layout" svg:x1="12.342cm" svg:y1="16.922cm" svg:x2="14.441cm" svg:y2="14.823cm">
            <text:p/>
          </draw:line>
          <draw:line draw:style-name="gr7" draw:text-style-name="P1" draw:layer="layout" svg:x1="12.342cm" svg:y1="11.565cm" svg:x2="14.441cm" svg:y2="9.466cm">
            <text:p/>
          </draw:line>
          <draw:line draw:style-name="gr7" draw:text-style-name="P1" draw:layer="layout" svg:x1="12.342cm" svg:y1="12.254cm" svg:x2="14.441cm" svg:y2="10.155cm">
            <text:p/>
          </draw:line>
          <draw:line draw:style-name="gr7" draw:text-style-name="P1" draw:layer="layout" svg:x1="12.342cm" svg:y1="12.844cm" svg:x2="14.441cm" svg:y2="10.745cm">
            <text:p/>
          </draw:line>
          <draw:line draw:style-name="gr7" draw:text-style-name="P1" draw:layer="layout" svg:x1="12.342cm" svg:y1="13.434cm" svg:x2="14.462cm" svg:y2="11.314cm">
            <text:p/>
          </draw:line>
          <draw:line draw:style-name="gr7" draw:text-style-name="P1" draw:layer="layout" svg:x1="12.342cm" svg:y1="14.023cm" svg:x2="14.441cm" svg:y2="11.924cm">
            <text:p/>
          </draw:line>
          <draw:line draw:style-name="gr7" draw:text-style-name="P1" draw:layer="layout" svg:x1="12.342cm" svg:y1="17.471cm" svg:x2="14.441cm" svg:y2="15.372cm">
            <text:p/>
          </draw:line>
          <draw:line draw:style-name="gr5" draw:text-style-name="P1" draw:layer="layout" svg:x1="12.859cm" svg:y1="10.757cm" svg:x2="12.859cm" svg:y2="17.122cm">
            <text:p/>
          </draw:line>
          <draw:line draw:style-name="gr5" draw:text-style-name="P1" draw:layer="layout" svg:x1="13.301cm" svg:y1="10.315cm" svg:x2="13.301cm" svg:y2="16.68cm">
            <text:p/>
          </draw:line>
          <draw:line draw:style-name="gr5" draw:text-style-name="P1" draw:layer="layout" svg:x1="13.743cm" svg:y1="9.873cm" svg:x2="13.743cm" svg:y2="16.238cm">
            <text:p/>
          </draw:line>
          <draw:line draw:style-name="gr5" draw:text-style-name="P1" draw:layer="layout" svg:x1="14.186cm" svg:y1="9.43cm" svg:x2="14.186cm" svg:y2="15.795cm">
            <text:p/>
          </draw:line>
          <draw:line draw:style-name="gr5" draw:text-style-name="P1" draw:layer="layout" svg:x1="13.743cm" svg:y1="9.873cm" svg:x2="13.743cm" svg:y2="16.238cm">
            <text:p/>
          </draw:line>
          <draw:line draw:style-name="gr5" draw:text-style-name="P1" draw:layer="layout" svg:x1="12.458cm" svg:y1="11.158cm" svg:x2="12.458cm" svg:y2="17.523cm">
            <text:p/>
          </draw:line>
          <draw:line draw:style-name="gr5" draw:text-style-name="P1" draw:layer="layout" svg:x1="7.921cm" svg:y1="9.288cm" svg:x2="14.44cm" svg:y2="9.288cm">
            <text:p/>
          </draw:line>
          <draw:line draw:style-name="gr5" draw:text-style-name="P1" draw:layer="layout" svg:x1="7.469cm" svg:y1="9.741cm" svg:x2="13.988cm" svg:y2="9.741cm">
            <text:p/>
          </draw:line>
          <draw:line draw:style-name="gr4" draw:text-style-name="P1" draw:layer="layout" svg:x1="7.016cm" svg:y1="10.194cm" svg:x2="13.535cm" svg:y2="10.194cm">
            <text:p/>
          </draw:line>
          <draw:line draw:style-name="gr5" draw:text-style-name="P1" draw:layer="layout" svg:x1="6.568cm" svg:y1="10.644cm" svg:x2="13.17cm" svg:y2="10.644cm">
            <text:p/>
          </draw:line>
          <draw:line draw:style-name="gr5" draw:text-style-name="P1" draw:layer="layout" svg:x1="6.121cm" svg:y1="11.076cm" svg:x2="12.567cm" svg:y2="11.076cm">
            <text:p/>
          </draw:line>
          <draw:line draw:style-name="gr6" draw:text-style-name="P1" draw:layer="layout" svg:x1="6.72cm" svg:y1="11.362cm" svg:x2="8.966cm" svg:y2="9.116cm">
            <text:p/>
          </draw:line>
          <draw:line draw:style-name="gr6" draw:text-style-name="P1" draw:layer="layout" svg:x1="7.309cm" svg:y1="11.362cm" svg:x2="9.555cm" svg:y2="9.116cm">
            <text:p/>
          </draw:line>
          <draw:line draw:style-name="gr6" draw:text-style-name="P1" draw:layer="layout" svg:x1="7.899cm" svg:y1="11.362cm" svg:x2="10.145cm" svg:y2="9.116cm">
            <text:p/>
          </draw:line>
          <draw:line draw:style-name="gr6" draw:text-style-name="P1" draw:layer="layout" svg:x1="8.488cm" svg:y1="11.362cm" svg:x2="10.734cm" svg:y2="9.116cm">
            <text:p/>
          </draw:line>
          <draw:line draw:style-name="gr6" draw:text-style-name="P1" draw:layer="layout" svg:x1="8.488cm" svg:y1="11.362cm" svg:x2="10.734cm" svg:y2="9.116cm">
            <text:p/>
          </draw:line>
          <draw:line draw:style-name="gr6" draw:text-style-name="P1" draw:layer="layout" svg:x1="9.316cm" svg:y1="11.387cm" svg:x2="11.562cm" svg:y2="9.141cm">
            <text:p/>
          </draw:line>
          <draw:line draw:style-name="gr6" draw:text-style-name="P1" draw:layer="layout" svg:x1="9.969cm" svg:y1="11.35cm" svg:x2="12.215cm" svg:y2="9.104cm">
            <text:p/>
          </draw:line>
          <draw:line draw:style-name="gr6" draw:text-style-name="P1" draw:layer="layout" svg:x1="10.559cm" svg:y1="11.35cm" svg:x2="12.805cm" svg:y2="9.104cm">
            <text:p/>
          </draw:line>
          <draw:line draw:style-name="gr6" draw:text-style-name="P1" draw:layer="layout" svg:x1="11.148cm" svg:y1="11.35cm" svg:x2="13.394cm" svg:y2="9.104cm">
            <text:p/>
          </draw:line>
          <draw:line draw:style-name="gr6" draw:text-style-name="P1" draw:layer="layout" svg:x1="11.738cm" svg:y1="11.35cm" svg:x2="13.984cm" svg:y2="9.104cm">
            <text:p/>
          </draw:line>
          <draw:line draw:style-name="gr7" draw:text-style-name="P1" draw:layer="layout" svg:x1="12.354cm" svg:y1="11.952cm" svg:x2="14.453cm" svg:y2="9.853cm">
            <text:p/>
          </draw:line>
          <draw:line draw:style-name="gr7" draw:text-style-name="P1" draw:layer="layout" svg:x1="12.355cm" svg:y1="11.553cm" svg:x2="14.454cm" svg:y2="9.454cm">
            <text:p/>
          </draw:line>
          <draw:line draw:style-name="gr6" draw:text-style-name="P1" draw:layer="layout" svg:x1="10.246cm" svg:y1="11.362cm" svg:x2="12.492cm" svg:y2="9.116cm">
            <text:p/>
          </draw:line>
          <draw:line draw:style-name="gr6" draw:text-style-name="P1" draw:layer="layout" svg:x1="10.835cm" svg:y1="11.362cm" svg:x2="13.081cm" svg:y2="9.116cm">
            <text:p/>
          </draw:line>
          <draw:line draw:style-name="gr6" draw:text-style-name="P1" draw:layer="layout" svg:x1="11.425cm" svg:y1="11.362cm" svg:x2="13.671cm" svg:y2="9.116cm">
            <text:p/>
          </draw:line>
          <draw:line draw:style-name="gr6" draw:text-style-name="P1" draw:layer="layout" svg:x1="10.259cm" svg:y1="11.35cm" svg:x2="12.505cm" svg:y2="9.104cm">
            <text:p/>
          </draw:line>
          <draw:line draw:style-name="gr6" draw:text-style-name="P1" draw:layer="layout" svg:x1="10.848cm" svg:y1="11.35cm" svg:x2="13.094cm" svg:y2="9.104cm">
            <text:p/>
          </draw:line>
          <draw:line draw:style-name="gr6" draw:text-style-name="P1" draw:layer="layout" svg:x1="11.438cm" svg:y1="11.35cm" svg:x2="13.684cm" svg:y2="9.104cm">
            <text:p/>
          </draw:line>
          <draw:line draw:style-name="gr6" draw:text-style-name="P1" draw:layer="layout" svg:x1="9.67cm" svg:y1="11.35cm" svg:x2="11.916cm" svg:y2="9.104cm">
            <text:p/>
          </draw:line>
          <draw:line draw:style-name="gr2" draw:text-style-name="P1" draw:layer="layout" svg:x1="9.071cm" svg:y1="11.35cm" svg:x2="11.317cm" svg:y2="9.104cm">
            <text:p/>
          </draw:line>
          <draw:line draw:style-name="gr6" draw:text-style-name="P1" draw:layer="layout" svg:x1="6.119cm" svg:y1="11.362cm" svg:x2="8.365cm" svg:y2="9.116cm">
            <text:p/>
          </draw:line>
          <draw:line draw:style-name="gr6" draw:text-style-name="P1" draw:layer="layout" svg:x1="12.038cm" svg:y1="11.35cm" svg:x2="14.284cm" svg:y2="9.104cm">
            <text:p/>
          </draw:line>
        </draw:g>
      </draw:page>
      <draw:page draw:name="page2" draw:style-name="dp1" draw:master-page-name="Default">
        <draw:g>
          <draw:custom-shape draw:style-name="gr1" draw:text-style-name="P1" draw:layer="layout" svg:width="6.188cm" svg:height="6.187cm" svg:x="6.436cm" svg:y="11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6.446cm" svg:y1="11.033cm" svg:x2="8.63cm" svg:y2="8.849cm">
            <text:p/>
          </draw:line>
          <draw:line draw:style-name="gr3" draw:text-style-name="P1" draw:layer="layout" svg:x1="12.633cm" svg:y1="11.033cm" svg:x2="14.817cm" svg:y2="8.849cm">
            <text:p/>
          </draw:line>
          <draw:line draw:style-name="gr4" draw:text-style-name="P1" draw:layer="layout" svg:x1="8.63cm" svg:y1="8.849cm" svg:x2="14.817cm" svg:y2="8.849cm">
            <text:p/>
          </draw:line>
          <draw:line draw:style-name="gr3" draw:text-style-name="P1" draw:layer="layout" svg:x1="12.65cm" svg:y1="17.195cm" svg:x2="14.875cm" svg:y2="14.97cm">
            <text:p/>
          </draw:line>
          <draw:line draw:style-name="gr4" draw:text-style-name="P1" draw:layer="layout" svg:x1="14.817cm" svg:y1="8.849cm" svg:x2="14.817cm" svg:y2="14.97cm">
            <text:p/>
          </draw:line>
          <draw:line draw:style-name="gr5" draw:text-style-name="P1" draw:layer="layout" svg:x1="6.931cm" svg:y1="11.033cm" svg:x2="6.931cm" svg:y2="17.22cm">
            <text:p/>
          </draw:line>
          <draw:line draw:style-name="gr5" draw:text-style-name="P1" draw:layer="layout" svg:x1="7.504cm" svg:y1="11.033cm" svg:x2="7.504cm" svg:y2="17.22cm">
            <text:p/>
          </draw:line>
          <draw:line draw:style-name="gr5" draw:text-style-name="P1" draw:layer="layout" svg:x1="6.931cm" svg:y1="11.033cm" svg:x2="6.931cm" svg:y2="17.22cm">
            <text:p/>
          </draw:line>
          <draw:line draw:style-name="gr5" draw:text-style-name="P1" draw:layer="layout" svg:x1="9.796cm" svg:y1="11.033cm" svg:x2="9.796cm" svg:y2="17.22cm">
            <text:p/>
          </draw:line>
          <draw:line draw:style-name="gr5" draw:text-style-name="P1" draw:layer="layout" svg:x1="9.223cm" svg:y1="11.033cm" svg:x2="9.223cm" svg:y2="17.22cm">
            <text:p/>
          </draw:line>
          <draw:line draw:style-name="gr5" draw:text-style-name="P1" draw:layer="layout" svg:x1="8.65cm" svg:y1="11.033cm" svg:x2="8.65cm" svg:y2="17.22cm">
            <text:p/>
          </draw:line>
          <draw:line draw:style-name="gr5" draw:text-style-name="P1" draw:layer="layout" svg:x1="8.077cm" svg:y1="11.033cm" svg:x2="8.077cm" svg:y2="17.22cm">
            <text:p/>
          </draw:line>
          <draw:line draw:style-name="gr6" draw:text-style-name="P1" draw:layer="layout" svg:x1="9.821cm" svg:y1="11.069cm" svg:x2="12.005cm" svg:y2="8.885cm">
            <text:p/>
          </draw:line>
          <draw:line draw:style-name="gr5" draw:text-style-name="P1" draw:layer="layout" svg:x1="10.405cm" svg:y1="11.069cm" svg:x2="10.405cm" svg:y2="17.256cm">
            <text:p/>
          </draw:line>
          <draw:line draw:style-name="gr5" draw:text-style-name="P1" draw:layer="layout" svg:x1="10.979cm" svg:y1="11.069cm" svg:x2="10.979cm" svg:y2="17.256cm">
            <text:p/>
          </draw:line>
          <draw:line draw:style-name="gr5" draw:text-style-name="P1" draw:layer="layout" svg:x1="12.125cm" svg:y1="11.069cm" svg:x2="12.125cm" svg:y2="17.256cm">
            <text:p/>
          </draw:line>
          <draw:line draw:style-name="gr5" draw:text-style-name="P1" draw:layer="layout" svg:x1="11.552cm" svg:y1="11.069cm" svg:x2="11.552cm" svg:y2="17.256cm">
            <text:p/>
          </draw:line>
          <draw:line draw:style-name="gr6" draw:text-style-name="P1" draw:layer="layout" svg:x1="6.919cm" svg:y1="11.033cm" svg:x2="9.103cm" svg:y2="8.849cm">
            <text:p/>
          </draw:line>
          <draw:line draw:style-name="gr6" draw:text-style-name="P1" draw:layer="layout" svg:x1="7.492cm" svg:y1="11.033cm" svg:x2="9.676cm" svg:y2="8.849cm">
            <text:p/>
          </draw:line>
          <draw:line draw:style-name="gr6" draw:text-style-name="P1" draw:layer="layout" svg:x1="8.066cm" svg:y1="11.033cm" svg:x2="10.25cm" svg:y2="8.849cm">
            <text:p/>
          </draw:line>
          <draw:line draw:style-name="gr6" draw:text-style-name="P1" draw:layer="layout" svg:x1="8.639cm" svg:y1="11.033cm" svg:x2="10.823cm" svg:y2="8.849cm">
            <text:p/>
          </draw:line>
          <draw:line draw:style-name="gr6" draw:text-style-name="P1" draw:layer="layout" svg:x1="9.212cm" svg:y1="11.033cm" svg:x2="11.396cm" svg:y2="8.849cm">
            <text:p/>
          </draw:line>
          <draw:line draw:style-name="gr6" draw:text-style-name="P1" draw:layer="layout" svg:x1="8.639cm" svg:y1="11.033cm" svg:x2="10.823cm" svg:y2="8.849cm">
            <text:p/>
          </draw:line>
          <draw:line draw:style-name="gr6" draw:text-style-name="P1" draw:layer="layout" svg:x1="10.358cm" svg:y1="11.033cm" svg:x2="12.542cm" svg:y2="8.849cm">
            <text:p/>
          </draw:line>
          <draw:line draw:style-name="gr6" draw:text-style-name="P1" draw:layer="layout" svg:x1="10.931cm" svg:y1="11.033cm" svg:x2="13.115cm" svg:y2="8.849cm">
            <text:p/>
          </draw:line>
          <draw:line draw:style-name="gr6" draw:text-style-name="P1" draw:layer="layout" svg:x1="11.505cm" svg:y1="11.033cm" svg:x2="13.689cm" svg:y2="8.849cm">
            <text:p/>
          </draw:line>
          <draw:line draw:style-name="gr6" draw:text-style-name="P1" draw:layer="layout" svg:x1="12.078cm" svg:y1="11.033cm" svg:x2="14.262cm" svg:y2="8.849cm">
            <text:p/>
          </draw:line>
          <draw:line draw:style-name="gr5" draw:text-style-name="P1" draw:layer="layout" svg:x1="12.985cm" svg:y1="10.64cm" svg:x2="12.985cm" svg:y2="16.824cm">
            <text:p/>
          </draw:line>
          <draw:line draw:style-name="gr5" draw:text-style-name="P1" draw:layer="layout" svg:x1="6.81cm" svg:y1="10.669cm" svg:x2="12.997cm" svg:y2="10.669cm">
            <text:p/>
          </draw:line>
          <draw:line draw:style-name="gr5" draw:text-style-name="P1" draw:layer="layout" svg:x1="6.424cm" svg:y1="11.572cm" svg:x2="12.611cm" svg:y2="11.572cm">
            <text:p/>
          </draw:line>
          <draw:line draw:style-name="gr5" draw:text-style-name="P1" draw:layer="layout" svg:x1="6.424cm" svg:y1="12.145cm" svg:x2="12.611cm" svg:y2="12.145cm">
            <text:p/>
          </draw:line>
          <draw:line draw:style-name="gr5" draw:text-style-name="P1" draw:layer="layout" svg:x1="6.424cm" svg:y1="12.718cm" svg:x2="12.611cm" svg:y2="12.718cm">
            <text:p/>
          </draw:line>
          <draw:line draw:style-name="gr5" draw:text-style-name="P1" draw:layer="layout" svg:x1="6.424cm" svg:y1="13.291cm" svg:x2="12.611cm" svg:y2="13.291cm">
            <text:p/>
          </draw:line>
          <draw:line draw:style-name="gr5" draw:text-style-name="P1" draw:layer="layout" svg:x1="6.424cm" svg:y1="13.864cm" svg:x2="12.611cm" svg:y2="13.864cm">
            <text:p/>
          </draw:line>
          <draw:line draw:style-name="gr5" draw:text-style-name="P1" draw:layer="layout" svg:x1="6.424cm" svg:y1="14.437cm" svg:x2="12.611cm" svg:y2="14.437cm">
            <text:p/>
          </draw:line>
          <draw:line draw:style-name="gr5" draw:text-style-name="P1" draw:layer="layout" svg:x1="6.424cm" svg:y1="15.011cm" svg:x2="12.611cm" svg:y2="15.011cm">
            <text:p/>
          </draw:line>
          <draw:line draw:style-name="gr5" draw:text-style-name="P1" draw:layer="layout" svg:x1="6.424cm" svg:y1="15.584cm" svg:x2="12.611cm" svg:y2="15.584cm">
            <text:p/>
          </draw:line>
          <draw:line draw:style-name="gr5" draw:text-style-name="P1" draw:layer="layout" svg:x1="6.424cm" svg:y1="16.157cm" svg:x2="12.611cm" svg:y2="16.157cm">
            <text:p/>
          </draw:line>
          <draw:line draw:style-name="gr5" draw:text-style-name="P1" draw:layer="layout" svg:x1="6.424cm" svg:y1="16.73cm" svg:x2="12.611cm" svg:y2="16.73cm">
            <text:p/>
          </draw:line>
          <draw:line draw:style-name="gr5" draw:text-style-name="P1" draw:layer="layout" svg:x1="6.424cm" svg:y1="16.157cm" svg:x2="12.611cm" svg:y2="16.157cm">
            <text:p/>
          </draw:line>
          <draw:line draw:style-name="gr7" draw:text-style-name="P1" draw:layer="layout" svg:x1="12.677cm" svg:y1="11.548cm" svg:x2="14.843cm" svg:y2="9.382cm">
            <text:p/>
          </draw:line>
          <draw:line draw:style-name="gr7" draw:text-style-name="P1" draw:layer="layout" svg:x1="12.677cm" svg:y1="12.156cm" svg:x2="14.843cm" svg:y2="9.99cm">
            <text:p/>
          </draw:line>
          <draw:line draw:style-name="gr7" draw:text-style-name="P1" draw:layer="layout" svg:x1="12.677cm" svg:y1="12.764cm" svg:x2="14.843cm" svg:y2="10.598cm">
            <text:p/>
          </draw:line>
          <draw:line draw:style-name="gr7" draw:text-style-name="P1" draw:layer="layout" svg:x1="12.677cm" svg:y1="13.287cm" svg:x2="14.804cm" svg:y2="11.16cm">
            <text:p/>
          </draw:line>
          <draw:line draw:style-name="gr7" draw:text-style-name="P1" draw:layer="layout" svg:x1="12.677cm" svg:y1="13.885cm" svg:x2="14.804cm" svg:y2="11.758cm">
            <text:p/>
          </draw:line>
          <draw:line draw:style-name="gr7" draw:text-style-name="P1" draw:layer="layout" svg:x1="12.677cm" svg:y1="14.482cm" svg:x2="14.804cm" svg:y2="12.355cm">
            <text:p/>
          </draw:line>
          <draw:line draw:style-name="gr7" draw:text-style-name="P1" draw:layer="layout" svg:x1="12.684cm" svg:y1="15.013cm" svg:x2="14.859cm" svg:y2="12.838cm">
            <text:p/>
          </draw:line>
          <draw:line draw:style-name="gr7" draw:text-style-name="P1" draw:layer="layout" svg:x1="12.677cm" svg:y1="15.605cm" svg:x2="14.759cm" svg:y2="13.523cm">
            <text:p/>
          </draw:line>
          <draw:line draw:style-name="gr7" draw:text-style-name="P1" draw:layer="layout" svg:x1="12.677cm" svg:y1="16.19cm" svg:x2="14.759cm" svg:y2="14.108cm">
            <text:p/>
          </draw:line>
          <draw:line draw:style-name="gr7" draw:text-style-name="P1" draw:layer="layout" svg:x1="12.677cm" svg:y1="16.774cm" svg:x2="14.759cm" svg:y2="14.692cm">
            <text:p/>
          </draw:line>
          <draw:line draw:style-name="gr7" draw:text-style-name="P1" draw:layer="layout" svg:x1="12.677cm" svg:y1="16.19cm" svg:x2="14.759cm" svg:y2="14.108cm">
            <text:p/>
          </draw:line>
          <draw:line draw:style-name="gr5" draw:text-style-name="P1" draw:layer="layout" svg:x1="7.11cm" svg:y1="10.369cm" svg:x2="13.297cm" svg:y2="10.369cm">
            <text:p/>
          </draw:line>
          <draw:line draw:style-name="gr5" draw:text-style-name="P1" draw:layer="layout" svg:x1="13.285cm" svg:y1="10.34cm" svg:x2="13.285cm" svg:y2="16.524cm">
            <text:p/>
          </draw:line>
          <draw:line draw:style-name="gr5" draw:text-style-name="P1" draw:layer="layout" svg:x1="7.41cm" svg:y1="10.069cm" svg:x2="13.597cm" svg:y2="10.069cm">
            <text:p/>
          </draw:line>
          <draw:line draw:style-name="gr5" draw:text-style-name="P1" draw:layer="layout" svg:x1="13.585cm" svg:y1="10.04cm" svg:x2="13.585cm" svg:y2="16.224cm">
            <text:p/>
          </draw:line>
          <draw:line draw:style-name="gr5" draw:text-style-name="P1" draw:layer="layout" svg:x1="7.71cm" svg:y1="9.769cm" svg:x2="13.897cm" svg:y2="9.769cm">
            <text:p/>
          </draw:line>
          <draw:line draw:style-name="gr5" draw:text-style-name="P1" draw:layer="layout" svg:x1="13.885cm" svg:y1="9.74cm" svg:x2="13.885cm" svg:y2="15.924cm">
            <text:p/>
          </draw:line>
          <draw:line draw:style-name="gr5" draw:text-style-name="P1" draw:layer="layout" svg:x1="8.01cm" svg:y1="9.469cm" svg:x2="14.197cm" svg:y2="9.469cm">
            <text:p/>
          </draw:line>
          <draw:line draw:style-name="gr5" draw:text-style-name="P1" draw:layer="layout" svg:x1="14.185cm" svg:y1="9.44cm" svg:x2="14.185cm" svg:y2="15.624cm">
            <text:p/>
          </draw:line>
          <draw:line draw:style-name="gr5" draw:text-style-name="P1" draw:layer="layout" svg:x1="8.31cm" svg:y1="9.169cm" svg:x2="14.497cm" svg:y2="9.169cm">
            <text:p/>
          </draw:line>
          <draw:line draw:style-name="gr5" draw:text-style-name="P1" draw:layer="layout" svg:x1="14.485cm" svg:y1="9.14cm" svg:x2="14.485cm" svg:y2="15.324cm">
            <text:p/>
          </draw:line>
        </draw:g>
      </draw:page>
      <draw:page draw:name="page3" draw:style-name="dp1" draw:master-page-name="Default">
        <draw:custom-shape draw:style-name="gr1" draw:text-style-name="P1" draw:layer="layout" svg:width="7.408cm" svg:height="7.408cm" svg:x="6.334cm" svg:y="9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6.926cm" svg:y1="9.043cm" svg:x2="6.926cm" svg:y2="16.451cm">
          <text:p/>
        </draw:line>
        <draw:line draw:style-name="gr5" draw:text-style-name="P1" draw:layer="layout" svg:x1="7.612cm" svg:y1="9.043cm" svg:x2="7.612cm" svg:y2="16.451cm">
          <text:p/>
        </draw:line>
        <draw:line draw:style-name="gr5" draw:text-style-name="P1" draw:layer="layout" svg:x1="6.926cm" svg:y1="9.043cm" svg:x2="6.926cm" svg:y2="16.451cm">
          <text:p/>
        </draw:line>
        <draw:line draw:style-name="gr5" draw:text-style-name="P1" draw:layer="layout" svg:x1="10.357cm" svg:y1="9.043cm" svg:x2="10.357cm" svg:y2="16.451cm">
          <text:p/>
        </draw:line>
        <draw:line draw:style-name="gr5" draw:text-style-name="P1" draw:layer="layout" svg:x1="9.671cm" svg:y1="9.043cm" svg:x2="9.671cm" svg:y2="16.451cm">
          <text:p/>
        </draw:line>
        <draw:line draw:style-name="gr5" draw:text-style-name="P1" draw:layer="layout" svg:x1="8.985cm" svg:y1="9.043cm" svg:x2="8.985cm" svg:y2="16.451cm">
          <text:p/>
        </draw:line>
        <draw:line draw:style-name="gr5" draw:text-style-name="P1" draw:layer="layout" svg:x1="8.298cm" svg:y1="9.043cm" svg:x2="8.298cm" svg:y2="16.451cm">
          <text:p/>
        </draw:line>
        <draw:line draw:style-name="gr5" draw:text-style-name="P1" draw:layer="layout" svg:x1="11.086cm" svg:y1="9.086cm" svg:x2="11.086cm" svg:y2="16.494cm">
          <text:p/>
        </draw:line>
        <draw:line draw:style-name="gr5" draw:text-style-name="P1" draw:layer="layout" svg:x1="11.773cm" svg:y1="9.086cm" svg:x2="11.773cm" svg:y2="16.494cm">
          <text:p/>
        </draw:line>
        <draw:line draw:style-name="gr5" draw:text-style-name="P1" draw:layer="layout" svg:x1="13.145cm" svg:y1="9.086cm" svg:x2="13.145cm" svg:y2="16.494cm">
          <text:p/>
        </draw:line>
        <draw:line draw:style-name="gr5" draw:text-style-name="P1" draw:layer="layout" svg:x1="12.459cm" svg:y1="9.086cm" svg:x2="12.459cm" svg:y2="16.494cm">
          <text:p/>
        </draw:line>
        <draw:line draw:style-name="gr5" draw:text-style-name="P1" draw:layer="layout" svg:x1="6.339cm" svg:y1="9.688cm" svg:x2="13.747cm" svg:y2="9.688cm">
          <text:p/>
        </draw:line>
        <draw:line draw:style-name="gr5" draw:text-style-name="P1" draw:layer="layout" svg:x1="6.339cm" svg:y1="10.374cm" svg:x2="13.747cm" svg:y2="10.374cm">
          <text:p/>
        </draw:line>
        <draw:line draw:style-name="gr5" draw:text-style-name="P1" draw:layer="layout" svg:x1="6.339cm" svg:y1="11.061cm" svg:x2="13.747cm" svg:y2="11.061cm">
          <text:p/>
        </draw:line>
        <draw:line draw:style-name="gr5" draw:text-style-name="P1" draw:layer="layout" svg:x1="6.339cm" svg:y1="11.747cm" svg:x2="13.747cm" svg:y2="11.747cm">
          <text:p/>
        </draw:line>
        <draw:line draw:style-name="gr5" draw:text-style-name="P1" draw:layer="layout" svg:x1="6.339cm" svg:y1="12.433cm" svg:x2="13.747cm" svg:y2="12.433cm">
          <text:p/>
        </draw:line>
        <draw:line draw:style-name="gr5" draw:text-style-name="P1" draw:layer="layout" svg:x1="6.339cm" svg:y1="13.119cm" svg:x2="13.747cm" svg:y2="13.119cm">
          <text:p/>
        </draw:line>
        <draw:line draw:style-name="gr5" draw:text-style-name="P1" draw:layer="layout" svg:x1="6.339cm" svg:y1="13.806cm" svg:x2="13.747cm" svg:y2="13.806cm">
          <text:p/>
        </draw:line>
        <draw:line draw:style-name="gr5" draw:text-style-name="P1" draw:layer="layout" svg:x1="6.339cm" svg:y1="14.492cm" svg:x2="13.747cm" svg:y2="14.492cm">
          <text:p/>
        </draw:line>
        <draw:line draw:style-name="gr5" draw:text-style-name="P1" draw:layer="layout" svg:x1="6.339cm" svg:y1="15.178cm" svg:x2="13.747cm" svg:y2="15.178cm">
          <text:p/>
        </draw:line>
        <draw:line draw:style-name="gr5" draw:text-style-name="P1" draw:layer="layout" svg:x1="6.339cm" svg:y1="15.864cm" svg:x2="13.747cm" svg:y2="15.864cm">
          <text:p/>
        </draw:line>
        <draw:line draw:style-name="gr5" draw:text-style-name="P1" draw:layer="layout" svg:x1="6.339cm" svg:y1="15.178cm" svg:x2="13.747cm" svg:y2="15.178cm">
          <text:p/>
        </draw:line>
      </draw:page>
      <draw:page draw:name="page4" draw:style-name="dp1" draw:master-page-name="Default"/>
      <draw:page draw:name="page5" draw:style-name="dp1" draw:master-page-name="Default">
        <draw:line draw:style-name="gr6" draw:text-style-name="P1" draw:layer="layout" svg:x1="8.62cm" svg:y1="16.918cm" svg:x2="12.07cm" svg:y2="13.468cm">
          <text:p/>
        </draw:line>
        <draw:line draw:style-name="gr6" draw:text-style-name="P1" draw:layer="layout" svg:x1="9.77cm" svg:y1="16.918cm" svg:x2="13.22cm" svg:y2="13.468cm">
          <text:p/>
        </draw:line>
        <draw:line draw:style-name="gr6" draw:text-style-name="P1" draw:layer="layout" svg:x1="9.77cm" svg:y1="17.973cm" svg:x2="13.22cm" svg:y2="14.523cm">
          <text:p/>
        </draw:line>
        <draw:line draw:style-name="gr9" draw:text-style-name="P1" draw:layer="layout" svg:x1="8.62cm" svg:y1="16.868cm" svg:x2="9.77cm" svg:y2="16.868cm">
          <text:p/>
        </draw:line>
        <draw:line draw:style-name="gr9" draw:text-style-name="P1" draw:layer="layout" svg:x1="9.77cm" svg:y1="16.868cm" svg:x2="9.77cm" svg:y2="18.018cm">
          <text:p/>
        </draw:line>
        <draw:line draw:style-name="gr9" draw:text-style-name="P1" draw:layer="layout" svg:x1="8.62cm" svg:y1="16.868cm" svg:x2="8.62cm" svg:y2="18.018cm">
          <text:p/>
        </draw:line>
        <draw:line draw:style-name="gr9" draw:text-style-name="P1" draw:layer="layout" svg:x1="8.62cm" svg:y1="18.018cm" svg:x2="9.77cm" svg:y2="18.018cm">
          <text:p/>
        </draw:line>
        <draw:line draw:style-name="gr9" draw:text-style-name="P1" draw:layer="layout" svg:x1="12.016cm" svg:y1="13.473cm" svg:x2="13.166cm" svg:y2="13.473cm">
          <text:p/>
        </draw:line>
        <draw:line draw:style-name="gr9" draw:text-style-name="P1" draw:layer="layout" svg:x1="13.165cm" svg:y1="13.473cm" svg:x2="13.165cm" svg:y2="14.623cm">
          <text:p/>
        </draw:line>
        <draw:line draw:style-name="gr9" draw:text-style-name="P1" draw:layer="layout" svg:x1="10.449cm" svg:y1="16.189cm" svg:x2="10.449cm" svg:y2="17.339cm">
          <text:p/>
        </draw:line>
        <draw:line draw:style-name="gr9" draw:text-style-name="P1" draw:layer="layout" svg:x1="9.77cm" svg:y1="16.868cm" svg:x2="9.77cm" svg:y2="18.018cm">
          <text:p/>
        </draw:line>
        <draw:line draw:style-name="gr9" draw:text-style-name="P1" draw:layer="layout" svg:x1="11.128cm" svg:y1="15.51cm" svg:x2="11.128cm" svg:y2="16.66cm">
          <text:p/>
        </draw:line>
        <draw:line draw:style-name="gr9" draw:text-style-name="P1" draw:layer="layout" svg:x1="9.77cm" svg:y1="16.868cm" svg:x2="9.77cm" svg:y2="18.018cm">
          <text:p/>
        </draw:line>
        <draw:line draw:style-name="gr9" draw:text-style-name="P1" draw:layer="layout" svg:x1="11.807cm" svg:y1="14.831cm" svg:x2="11.807cm" svg:y2="15.981cm">
          <text:p/>
        </draw:line>
        <draw:line draw:style-name="gr9" draw:text-style-name="P1" draw:layer="layout" svg:x1="12.486cm" svg:y1="14.152cm" svg:x2="12.486cm" svg:y2="15.302cm">
          <text:p/>
        </draw:line>
        <draw:line draw:style-name="gr9" draw:text-style-name="P1" draw:layer="layout" svg:x1="9.299cm" svg:y1="16.189cm" svg:x2="10.449cm" svg:y2="16.189cm">
          <text:p/>
        </draw:line>
        <draw:line draw:style-name="gr9" draw:text-style-name="P1" draw:layer="layout" svg:x1="9.978cm" svg:y1="15.51cm" svg:x2="11.128cm" svg:y2="15.51cm">
          <text:p/>
        </draw:line>
        <draw:line draw:style-name="gr9" draw:text-style-name="P1" draw:layer="layout" svg:x1="10.657cm" svg:y1="14.831cm" svg:x2="11.807cm" svg:y2="14.831cm">
          <text:p/>
        </draw:line>
        <draw:line draw:style-name="gr9" draw:text-style-name="P1" draw:layer="layout" svg:x1="9.978cm" svg:y1="15.51cm" svg:x2="11.128cm" svg:y2="15.51cm">
          <text:p/>
        </draw:line>
        <draw:line draw:style-name="gr9" draw:text-style-name="P1" draw:layer="layout" svg:x1="11.336cm" svg:y1="14.152cm" svg:x2="12.486cm" svg:y2="14.1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09T14:19:38.115921654</meta:creation-date>
    <dc:date>2015-09-09T15:21:42.603789209</dc:date>
    <dc:creator>Ashwin </dc:creator>
    <meta:editing-duration>PT31M22S</meta:editing-duration>
    <meta:editing-cycles>20</meta:editing-cycles>
    <meta:generator>LibreOffice/4.2.8.2$Linux_X86_64 LibreOffice_project/420m0$Build-2</meta:generator>
    <meta:document-statistic meta:object-count="233"/>
  </office:meta>
</office:document-meta>
</file>